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2331">
            <text:p>7.2331</text:p>
          </table:table-cell>
          <table:table-cell office:value-type="float" office:value="5.6303">
            <text:p>5.6303</text:p>
          </table:table-cell>
          <table:table-cell office:value-type="float" office:value="1.4311">
            <text:p>1.43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3295">
            <text:p>4.3295</text:p>
          </table:table-cell>
          <table:table-cell office:value-type="float" office:value="2.8716">
            <text:p>2.8716</text:p>
          </table:table-cell>
          <table:table-cell office:value-type="float" office:value="7.734">
            <text:p>7.73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5066">
            <text:p>3.5066</text:p>
          </table:table-cell>
          <table:table-cell office:value-type="float" office:value="4.1649">
            <text:p>4.1649</text:p>
          </table:table-cell>
          <table:table-cell office:value-type="float" office:value="3.7466">
            <text:p>3.746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3776">
            <text:p>3.3776</text:p>
          </table:table-cell>
          <table:table-cell office:value-type="float" office:value="1.3968">
            <text:p>1.3968</text:p>
          </table:table-cell>
          <table:table-cell office:value-type="float" office:value="3.0107">
            <text:p>3.010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7439">
            <text:p>3.7439</text:p>
          </table:table-cell>
          <table:table-cell office:value-type="float" office:value="4.4029">
            <text:p>4.4029</text:p>
          </table:table-cell>
          <table:table-cell office:value-type="float" office:value="6.1381">
            <text:p>6.138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.7186">
            <text:p>3.7186</text:p>
          </table:table-cell>
          <table:table-cell office:value-type="float" office:value="5.9751">
            <text:p>5.9751</text:p>
          </table:table-cell>
          <table:table-cell office:value-type="float" office:value="2.7206">
            <text:p>2.720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2046">
            <text:p>1.2046</text:p>
          </table:table-cell>
          <table:table-cell office:value-type="float" office:value="6.8194">
            <text:p>6.8194</text:p>
          </table:table-cell>
          <table:table-cell office:value-type="float" office:value="1.804">
            <text:p>1.80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4479">
            <text:p>4.4479</text:p>
          </table:table-cell>
          <table:table-cell office:value-type="float" office:value="6.9634">
            <text:p>6.9634</text:p>
          </table:table-cell>
          <table:table-cell office:value-type="float" office:value="0.5195">
            <text:p>0.519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3598">
            <text:p>6.3598</text:p>
          </table:table-cell>
          <table:table-cell office:value-type="float" office:value="2.5463">
            <text:p>2.5463</text:p>
          </table:table-cell>
          <table:table-cell office:value-type="float" office:value="1.545">
            <text:p>1.54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.9519">
            <text:p>3.9519</text:p>
          </table:table-cell>
          <table:table-cell office:value-type="float" office:value="1.4002">
            <text:p>1.4002</text:p>
          </table:table-cell>
          <table:table-cell office:value-type="float" office:value="4.51">
            <text:p>4.5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21">
            <text:p>2.521</text:p>
          </table:table-cell>
          <table:table-cell office:value-type="float" office:value="0.5715">
            <text:p>0.5715</text:p>
          </table:table-cell>
          <table:table-cell office:value-type="float" office:value="6.6093">
            <text:p>6.609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2907">
            <text:p>4.2907</text:p>
          </table:table-cell>
          <table:table-cell office:value-type="float" office:value="1.387">
            <text:p>1.387</text:p>
          </table:table-cell>
          <table:table-cell office:value-type="float" office:value="7.1169">
            <text:p>7.116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0607">
            <text:p>2.0607</text:p>
          </table:table-cell>
          <table:table-cell office:value-type="float" office:value="2.9184">
            <text:p>2.9184</text:p>
          </table:table-cell>
          <table:table-cell office:value-type="float" office:value="6.8341">
            <text:p>6.834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196">
            <text:p>6.1196</text:p>
          </table:table-cell>
          <table:table-cell office:value-type="float" office:value="1.7217">
            <text:p>1.7217</text:p>
          </table:table-cell>
          <table:table-cell office:value-type="float" office:value="1.8639">
            <text:p>1.863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5215">
            <text:p>6.5215</text:p>
          </table:table-cell>
          <table:table-cell office:value-type="float" office:value="0.1114">
            <text:p>0.1114</text:p>
          </table:table-cell>
          <table:table-cell office:value-type="float" office:value="5.5149">
            <text:p>5.514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8272">
            <text:p>6.8272</text:p>
          </table:table-cell>
          <table:table-cell office:value-type="float" office:value="4.3574">
            <text:p>4.3574</text:p>
          </table:table-cell>
          <table:table-cell office:value-type="float" office:value="7.0657">
            <text:p>7.06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2374">
            <text:p>4.2374</text:p>
          </table:table-cell>
          <table:table-cell office:value-type="float" office:value="8.0475">
            <text:p>8.0475</text:p>
          </table:table-cell>
          <table:table-cell office:value-type="float" office:value="3.7113">
            <text:p>3.71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107">
            <text:p>4.107</text:p>
          </table:table-cell>
          <table:table-cell office:value-type="float" office:value="0.4632">
            <text:p>0.4632</text:p>
          </table:table-cell>
          <table:table-cell office:value-type="float" office:value="5.8102">
            <text:p>5.810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486">
            <text:p>0.1486</text:p>
          </table:table-cell>
          <table:table-cell office:value-type="float" office:value="1.3627">
            <text:p>1.3627</text:p>
          </table:table-cell>
          <table:table-cell office:value-type="float" office:value="2.4519">
            <text:p>2.451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.2759">
            <text:p>1.2759</text:p>
          </table:table-cell>
          <table:table-cell office:value-type="float" office:value="4.7924">
            <text:p>4.7924</text:p>
          </table:table-cell>
          <table:table-cell office:value-type="float" office:value="6.9951">
            <text:p>6.995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8554">
            <text:p>7.8554</text:p>
          </table:table-cell>
          <table:table-cell office:value-type="float" office:value="7.8031">
            <text:p>7.8031</text:p>
          </table:table-cell>
          <table:table-cell office:value-type="float" office:value="0.9504">
            <text:p>0.950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.4563">
            <text:p>3.4563</text:p>
          </table:table-cell>
          <table:table-cell office:value-type="float" office:value="6.9517">
            <text:p>6.9517</text:p>
          </table:table-cell>
          <table:table-cell office:value-type="float" office:value="5.2062">
            <text:p>5.206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8129">
            <text:p>5.8129</text:p>
          </table:table-cell>
          <table:table-cell office:value-type="float" office:value="3.4986">
            <text:p>3.4986</text:p>
          </table:table-cell>
          <table:table-cell office:value-type="float" office:value="3.6258">
            <text:p>3.625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7.7058">
            <text:p>7.7058</text:p>
          </table:table-cell>
          <table:table-cell office:value-type="float" office:value="7.7057">
            <text:p>7.7057</text:p>
          </table:table-cell>
          <table:table-cell office:value-type="float" office:value="6.2265">
            <text:p>6.226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568">
            <text:p>1.1568</text:p>
          </table:table-cell>
          <table:table-cell office:value-type="float" office:value="3.4157">
            <text:p>3.4157</text:p>
          </table:table-cell>
          <table:table-cell office:value-type="float" office:value="3.1582">
            <text:p>3.158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.4347">
            <text:p>1.4347</text:p>
          </table:table-cell>
          <table:table-cell office:value-type="float" office:value="7.21">
            <text:p>7.21</text:p>
          </table:table-cell>
          <table:table-cell office:value-type="float" office:value="3.724">
            <text:p>3.72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598">
            <text:p>0.598</text:p>
          </table:table-cell>
          <table:table-cell office:value-type="float" office:value="7.6622">
            <text:p>7.6622</text:p>
          </table:table-cell>
          <table:table-cell office:value-type="float" office:value="4.1601">
            <text:p>4.160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7175">
            <text:p>2.7175</text:p>
          </table:table-cell>
          <table:table-cell office:value-type="float" office:value="6.2557">
            <text:p>6.2557</text:p>
          </table:table-cell>
          <table:table-cell office:value-type="float" office:value="3.9627">
            <text:p>3.962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7134">
            <text:p>4.7134</text:p>
          </table:table-cell>
          <table:table-cell office:value-type="float" office:value="3.5004">
            <text:p>3.5004</text:p>
          </table:table-cell>
          <table:table-cell office:value-type="float" office:value="0.0702">
            <text:p>0.070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.6039">
            <text:p>2.6039</text:p>
          </table:table-cell>
          <table:table-cell office:value-type="float" office:value="0">
            <text:p>0</text:p>
          </table:table-cell>
          <table:table-cell office:value-type="float" office:value="2.9275">
            <text:p>2.927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4549">
            <text:p>3.4549</text:p>
          </table:table-cell>
          <table:table-cell office:value-type="float" office:value="1.5513">
            <text:p>1.5513</text:p>
          </table:table-cell>
          <table:table-cell office:value-type="float" office:value="2.9788">
            <text:p>2.978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1847">
            <text:p>2.1847</text:p>
          </table:table-cell>
          <table:table-cell office:value-type="float" office:value="4.0035">
            <text:p>4.0035</text:p>
          </table:table-cell>
          <table:table-cell office:value-type="float" office:value="5.895">
            <text:p>5.89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4779">
            <text:p>5.4779</text:p>
          </table:table-cell>
          <table:table-cell office:value-type="float" office:value="7.9052">
            <text:p>7.9052</text:p>
          </table:table-cell>
          <table:table-cell office:value-type="float" office:value="7.2245">
            <text:p>7.224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455">
            <text:p>1.1455</text:p>
          </table:table-cell>
          <table:table-cell office:value-type="float" office:value="3.0676">
            <text:p>3.0676</text:p>
          </table:table-cell>
          <table:table-cell office:value-type="float" office:value="1.6348">
            <text:p>1.634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767">
            <text:p>6.767</text:p>
          </table:table-cell>
          <table:table-cell office:value-type="float" office:value="2.423">
            <text:p>2.423</text:p>
          </table:table-cell>
          <table:table-cell office:value-type="float" office:value="5.4612">
            <text:p>5.461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0.0748">
            <text:p>0.0748</text:p>
          </table:table-cell>
          <table:table-cell office:value-type="float" office:value="1.8446">
            <text:p>1.8446</text:p>
          </table:table-cell>
          <table:table-cell office:value-type="float" office:value="1.7475">
            <text:p>1.747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15">
            <text:p>6.115</text:p>
          </table:table-cell>
          <table:table-cell office:value-type="float" office:value="7.4555">
            <text:p>7.4555</text:p>
          </table:table-cell>
          <table:table-cell office:value-type="float" office:value="4.9348">
            <text:p>4.93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2924">
            <text:p>6.2924</text:p>
          </table:table-cell>
          <table:table-cell office:value-type="float" office:value="5.6982">
            <text:p>5.6982</text:p>
          </table:table-cell>
          <table:table-cell office:value-type="float" office:value="1.7993">
            <text:p>1.799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4254">
            <text:p>0.4254</text:p>
          </table:table-cell>
          <table:table-cell office:value-type="float" office:value="3.6882">
            <text:p>3.6882</text:p>
          </table:table-cell>
          <table:table-cell office:value-type="float" office:value="5.3192">
            <text:p>5.319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.2451">
            <text:p>2.2451</text:p>
          </table:table-cell>
          <table:table-cell office:value-type="float" office:value="4.8482">
            <text:p>4.8482</text:p>
          </table:table-cell>
          <table:table-cell office:value-type="float" office:value="4.5672">
            <text:p>4.567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0476">
            <text:p>2.0476</text:p>
          </table:table-cell>
          <table:table-cell office:value-type="float" office:value="0.8262">
            <text:p>0.8262</text:p>
          </table:table-cell>
          <table:table-cell office:value-type="float" office:value="1.2226">
            <text:p>1.222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9317">
            <text:p>6.9317</text:p>
          </table:table-cell>
          <table:table-cell office:value-type="float" office:value="0.3515">
            <text:p>0.3515</text:p>
          </table:table-cell>
          <table:table-cell office:value-type="float" office:value="2.1307">
            <text:p>2.130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4596">
            <text:p>3.4596</text:p>
          </table:table-cell>
          <table:table-cell office:value-type="float" office:value="6.6185">
            <text:p>6.6185</text:p>
          </table:table-cell>
          <table:table-cell office:value-type="float" office:value="6.9039">
            <text:p>6.903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7293">
            <text:p>4.7293</text:p>
          </table:table-cell>
          <table:table-cell office:value-type="float" office:value="5.7091">
            <text:p>5.7091</text:p>
          </table:table-cell>
          <table:table-cell office:value-type="float" office:value="1.4682">
            <text:p>1.468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5093">
            <text:p>3.5093</text:p>
          </table:table-cell>
          <table:table-cell office:value-type="float" office:value="6.2045">
            <text:p>6.2045</text:p>
          </table:table-cell>
          <table:table-cell office:value-type="float" office:value="2.4357">
            <text:p>2.435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9035">
            <text:p>7.9035</text:p>
          </table:table-cell>
          <table:table-cell office:value-type="float" office:value="5.5324">
            <text:p>5.5324</text:p>
          </table:table-cell>
          <table:table-cell office:value-type="float" office:value="1.9912">
            <text:p>1.991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2785">
            <text:p>5.2785</text:p>
          </table:table-cell>
          <table:table-cell office:value-type="float" office:value="0.5306">
            <text:p>0.5306</text:p>
          </table:table-cell>
          <table:table-cell office:value-type="float" office:value="1.7922">
            <text:p>1.792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0.3946">
            <text:p>0.3946</text:p>
          </table:table-cell>
          <table:table-cell office:value-type="float" office:value="0.1891">
            <text:p>0.1891</text:p>
          </table:table-cell>
          <table:table-cell office:value-type="float" office:value="6.2519">
            <text:p>6.251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9641">
            <text:p>6.9641</text:p>
          </table:table-cell>
          <table:table-cell office:value-type="float" office:value="5.5412">
            <text:p>5.5412</text:p>
          </table:table-cell>
          <table:table-cell office:value-type="float" office:value="3.7854">
            <text:p>3.785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9499">
            <text:p>6.9499</text:p>
          </table:table-cell>
          <table:table-cell office:value-type="float" office:value="2.428">
            <text:p>2.428</text:p>
          </table:table-cell>
          <table:table-cell office:value-type="float" office:value="0.6672">
            <text:p>0.667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6109">
            <text:p>5.6109</text:p>
          </table:table-cell>
          <table:table-cell office:value-type="float" office:value="3.4492">
            <text:p>3.4492</text:p>
          </table:table-cell>
          <table:table-cell office:value-type="float" office:value="7.2494">
            <text:p>7.249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.4765">
            <text:p>1.4765</text:p>
          </table:table-cell>
          <table:table-cell office:value-type="float" office:value="2.5725">
            <text:p>2.5725</text:p>
          </table:table-cell>
          <table:table-cell office:value-type="float" office:value="5.7062">
            <text:p>5.706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0025">
            <text:p>5.0025</text:p>
          </table:table-cell>
          <table:table-cell office:value-type="float" office:value="5.7376">
            <text:p>5.7376</text:p>
          </table:table-cell>
          <table:table-cell office:value-type="float" office:value="0.6459">
            <text:p>0.645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284">
            <text:p>0.284</text:p>
          </table:table-cell>
          <table:table-cell office:value-type="float" office:value="1.7648">
            <text:p>1.7648</text:p>
          </table:table-cell>
          <table:table-cell office:value-type="float" office:value="6.3874">
            <text:p>6.387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308">
            <text:p>0.1308</text:p>
          </table:table-cell>
          <table:table-cell office:value-type="float" office:value="4.7647">
            <text:p>4.7647</text:p>
          </table:table-cell>
          <table:table-cell office:value-type="float" office:value="1.5315">
            <text:p>1.531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5759">
            <text:p>4.5759</text:p>
          </table:table-cell>
          <table:table-cell office:value-type="float" office:value="1.382">
            <text:p>1.382</text:p>
          </table:table-cell>
          <table:table-cell office:value-type="float" office:value="1.9586">
            <text:p>1.9586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0.2855">
            <text:p>0.2855</text:p>
          </table:table-cell>
          <table:table-cell office:value-type="float" office:value="4.3718">
            <text:p>4.3718</text:p>
          </table:table-cell>
          <table:table-cell office:value-type="float" office:value="2.0205">
            <text:p>2.0205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2775">
            <text:p>6.2775</text:p>
          </table:table-cell>
          <table:table-cell office:value-type="float" office:value="5.8609">
            <text:p>5.8609</text:p>
          </table:table-cell>
          <table:table-cell office:value-type="float" office:value="7.2281">
            <text:p>7.2281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.5972">
            <text:p>3.5972</text:p>
          </table:table-cell>
          <table:table-cell office:value-type="float" office:value="3.773">
            <text:p>3.773</text:p>
          </table:table-cell>
          <table:table-cell office:value-type="float" office:value="6.6195">
            <text:p>6.6195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4929">
            <text:p>6.4929</text:p>
          </table:table-cell>
          <table:table-cell office:value-type="float" office:value="7.4409">
            <text:p>7.4409</text:p>
          </table:table-cell>
          <table:table-cell office:value-type="float" office:value="7.221">
            <text:p>7.221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339">
            <text:p>7.339</text:p>
          </table:table-cell>
          <table:table-cell office:value-type="float" office:value="3.4146">
            <text:p>3.4146</text:p>
          </table:table-cell>
          <table:table-cell office:value-type="float" office:value="4.0757">
            <text:p>4.0757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7.955">
            <text:p>7.955</text:p>
          </table:table-cell>
          <table:table-cell office:value-type="float" office:value="4.7127">
            <text:p>4.7127</text:p>
          </table:table-cell>
          <table:table-cell office:value-type="float" office:value="3.397">
            <text:p>3.397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.8788">
            <text:p>1.8788</text:p>
          </table:table-cell>
          <table:table-cell office:value-type="float" office:value="3.3879">
            <text:p>3.3879</text:p>
          </table:table-cell>
          <table:table-cell office:value-type="float" office:value="0.2169">
            <text:p>0.2169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.3466">
            <text:p>2.3466</text:p>
          </table:table-cell>
          <table:table-cell office:value-type="float" office:value="2.5488">
            <text:p>2.5488</text:p>
          </table:table-cell>
          <table:table-cell office:value-type="float" office:value="2.5753">
            <text:p>2.5753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2826">
            <text:p>3.2826</text:p>
          </table:table-cell>
          <table:table-cell office:value-type="float" office:value="7.8805">
            <text:p>7.8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2266">
            <text:p>4.2266</text:p>
          </table:table-cell>
          <table:table-cell office:value-type="float" office:value="4.3993">
            <text:p>4.3993</text:p>
          </table:table-cell>
          <table:table-cell office:value-type="float" office:value="0.6529">
            <text:p>0.6529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2477">
            <text:p>6.2477</text:p>
          </table:table-cell>
          <table:table-cell office:value-type="float" office:value="2.791">
            <text:p>2.791</text:p>
          </table:table-cell>
          <table:table-cell office:value-type="float" office:value="3.0837">
            <text:p>3.0837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8951">
            <text:p>6.8951</text:p>
          </table:table-cell>
          <table:table-cell office:value-type="float" office:value="3.7772">
            <text:p>3.7772</text:p>
          </table:table-cell>
          <table:table-cell office:value-type="float" office:value="5.5645">
            <text:p>5.5645</text:p>
          </table:table-cell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2331">
            <text:p>7.2331</text:p>
          </table:table-cell>
          <table:table-cell office:value-type="float" office:value="5.6303">
            <text:p>5.6303</text:p>
          </table:table-cell>
          <table:table-cell office:value-type="float" office:value="1.4311">
            <text:p>1.43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3776">
            <text:p>3.3776</text:p>
          </table:table-cell>
          <table:table-cell office:value-type="float" office:value="1.3968">
            <text:p>1.3968</text:p>
          </table:table-cell>
          <table:table-cell office:value-type="float" office:value="3.0107">
            <text:p>3.01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5066">
            <text:p>3.5066</text:p>
          </table:table-cell>
          <table:table-cell office:value-type="float" office:value="4.1649">
            <text:p>4.1649</text:p>
          </table:table-cell>
          <table:table-cell office:value-type="float" office:value="3.7466">
            <text:p>3.746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.7186">
            <text:p>3.7186</text:p>
          </table:table-cell>
          <table:table-cell office:value-type="float" office:value="5.9751">
            <text:p>5.9751</text:p>
          </table:table-cell>
          <table:table-cell office:value-type="float" office:value="2.7206">
            <text:p>2.72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365">
            <text:p>10.365</text:p>
          </table:table-cell>
          <table:table-cell office:value-type="float" office:value="6.2577">
            <text:p>6.2577</text:p>
          </table:table-cell>
          <table:table-cell office:value-type="float" office:value="3.4834">
            <text:p>3.483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4479">
            <text:p>4.4479</text:p>
          </table:table-cell>
          <table:table-cell office:value-type="float" office:value="6.9634">
            <text:p>6.9634</text:p>
          </table:table-cell>
          <table:table-cell office:value-type="float" office:value="0.5195">
            <text:p>0.519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683">
            <text:p>10.683</text:p>
          </table:table-cell>
          <table:table-cell office:value-type="float" office:value="9.6839">
            <text:p>9.6839</text:p>
          </table:table-cell>
          <table:table-cell office:value-type="float" office:value="2.191">
            <text:p>2.19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8.48">
            <text:p>8.48</text:p>
          </table:table-cell>
          <table:table-cell office:value-type="float" office:value="2.289">
            <text:p>2.289</text:p>
          </table:table-cell>
          <table:table-cell office:value-type="float" office:value="3.9532">
            <text:p>3.953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2046">
            <text:p>1.2046</text:p>
          </table:table-cell>
          <table:table-cell office:value-type="float" office:value="6.8194">
            <text:p>6.8194</text:p>
          </table:table-cell>
          <table:table-cell office:value-type="float" office:value="1.804">
            <text:p>1.80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9.4041">
            <text:p>9.4041</text:p>
          </table:table-cell>
          <table:table-cell office:value-type="float" office:value="0.1618">
            <text:p>0.1618</text:p>
          </table:table-cell>
          <table:table-cell office:value-type="float" office:value="2.1418">
            <text:p>2.141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8297">
            <text:p>4.8297</text:p>
          </table:table-cell>
          <table:table-cell office:value-type="float" office:value="10.082">
            <text:p>10.082</text:p>
          </table:table-cell>
          <table:table-cell office:value-type="float" office:value="2.6518">
            <text:p>2.651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196">
            <text:p>6.1196</text:p>
          </table:table-cell>
          <table:table-cell office:value-type="float" office:value="1.7217">
            <text:p>1.7217</text:p>
          </table:table-cell>
          <table:table-cell office:value-type="float" office:value="1.8639">
            <text:p>1.863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995">
            <text:p>9.0995</text:p>
          </table:table-cell>
          <table:table-cell office:value-type="float" office:value="8.175">
            <text:p>8.175</text:p>
          </table:table-cell>
          <table:table-cell office:value-type="float" office:value="2.9416">
            <text:p>2.94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9.5407">
            <text:p>9.5407</text:p>
          </table:table-cell>
          <table:table-cell office:value-type="float" office:value="2.1124">
            <text:p>2.1124</text:p>
          </table:table-cell>
          <table:table-cell office:value-type="float" office:value="0.4491">
            <text:p>0.449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3598">
            <text:p>6.3598</text:p>
          </table:table-cell>
          <table:table-cell office:value-type="float" office:value="2.5463">
            <text:p>2.5463</text:p>
          </table:table-cell>
          <table:table-cell office:value-type="float" office:value="1.545">
            <text:p>1.54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9.3027">
            <text:p>9.3027</text:p>
          </table:table-cell>
          <table:table-cell office:value-type="float" office:value="8.4742">
            <text:p>8.4742</text:p>
          </table:table-cell>
          <table:table-cell office:value-type="float" office:value="4.3531">
            <text:p>4.353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17">
            <text:p>9.017</text:p>
          </table:table-cell>
          <table:table-cell office:value-type="float" office:value="4.2472">
            <text:p>4.2472</text:p>
          </table:table-cell>
          <table:table-cell office:value-type="float" office:value="0.5468">
            <text:p>0.546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.4347">
            <text:p>1.4347</text:p>
          </table:table-cell>
          <table:table-cell office:value-type="float" office:value="7.21">
            <text:p>7.21</text:p>
          </table:table-cell>
          <table:table-cell office:value-type="float" office:value="3.724">
            <text:p>3.72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8291">
            <text:p>9.8291</text:p>
          </table:table-cell>
          <table:table-cell office:value-type="float" office:value="1.4954">
            <text:p>1.4954</text:p>
          </table:table-cell>
          <table:table-cell office:value-type="float" office:value="3.418">
            <text:p>3.41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7175">
            <text:p>2.7175</text:p>
          </table:table-cell>
          <table:table-cell office:value-type="float" office:value="6.2557">
            <text:p>6.2557</text:p>
          </table:table-cell>
          <table:table-cell office:value-type="float" office:value="3.9627">
            <text:p>3.962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2374">
            <text:p>4.2374</text:p>
          </table:table-cell>
          <table:table-cell office:value-type="float" office:value="8.0475">
            <text:p>8.0475</text:p>
          </table:table-cell>
          <table:table-cell office:value-type="float" office:value="3.7113">
            <text:p>3.71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.6039">
            <text:p>2.6039</text:p>
          </table:table-cell>
          <table:table-cell office:value-type="float" office:value="0">
            <text:p>0</text:p>
          </table:table-cell>
          <table:table-cell office:value-type="float" office:value="2.9275">
            <text:p>2.927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4132">
            <text:p>0.4132</text:p>
          </table:table-cell>
          <table:table-cell office:value-type="float" office:value="9.8473">
            <text:p>9.8473</text:p>
          </table:table-cell>
          <table:table-cell office:value-type="float" office:value="2.7591">
            <text:p>2.759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034">
            <text:p>10.034</text:p>
          </table:table-cell>
          <table:table-cell office:value-type="float" office:value="2.0245">
            <text:p>2.0245</text:p>
          </table:table-cell>
          <table:table-cell office:value-type="float" office:value="4.0802">
            <text:p>4.08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486">
            <text:p>0.1486</text:p>
          </table:table-cell>
          <table:table-cell office:value-type="float" office:value="1.3627">
            <text:p>1.3627</text:p>
          </table:table-cell>
          <table:table-cell office:value-type="float" office:value="2.4519">
            <text:p>2.451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455">
            <text:p>1.1455</text:p>
          </table:table-cell>
          <table:table-cell office:value-type="float" office:value="3.0676">
            <text:p>3.0676</text:p>
          </table:table-cell>
          <table:table-cell office:value-type="float" office:value="1.6348">
            <text:p>1.634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8554">
            <text:p>7.8554</text:p>
          </table:table-cell>
          <table:table-cell office:value-type="float" office:value="7.8031">
            <text:p>7.8031</text:p>
          </table:table-cell>
          <table:table-cell office:value-type="float" office:value="0.9504">
            <text:p>0.950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0.0748">
            <text:p>0.0748</text:p>
          </table:table-cell>
          <table:table-cell office:value-type="float" office:value="1.8446">
            <text:p>1.8446</text:p>
          </table:table-cell>
          <table:table-cell office:value-type="float" office:value="1.7475">
            <text:p>1.747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675">
            <text:p>2.5675</text:p>
          </table:table-cell>
          <table:table-cell office:value-type="float" office:value="8.1555">
            <text:p>8.1555</text:p>
          </table:table-cell>
          <table:table-cell office:value-type="float" office:value="5.3474">
            <text:p>5.347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0.381">
            <text:p>10.381</text:p>
          </table:table-cell>
          <table:table-cell office:value-type="float" office:value="8.8747">
            <text:p>8.8747</text:p>
          </table:table-cell>
          <table:table-cell office:value-type="float" office:value="2.0858">
            <text:p>2.085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8129">
            <text:p>5.8129</text:p>
          </table:table-cell>
          <table:table-cell office:value-type="float" office:value="3.4986">
            <text:p>3.4986</text:p>
          </table:table-cell>
          <table:table-cell office:value-type="float" office:value="3.6258">
            <text:p>3.625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8.4065">
            <text:p>8.4065</text:p>
          </table:table-cell>
          <table:table-cell office:value-type="float" office:value="4.4787">
            <text:p>4.4787</text:p>
          </table:table-cell>
          <table:table-cell office:value-type="float" office:value="0.8815">
            <text:p>0.881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414">
            <text:p>8.9414</text:p>
          </table:table-cell>
          <table:table-cell office:value-type="float" office:value="5.1338">
            <text:p>5.1338</text:p>
          </table:table-cell>
          <table:table-cell office:value-type="float" office:value="4.8893">
            <text:p>4.889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8.6772">
            <text:p>8.6772</text:p>
          </table:table-cell>
          <table:table-cell office:value-type="float" office:value="6.8858">
            <text:p>6.8858</text:p>
          </table:table-cell>
          <table:table-cell office:value-type="float" office:value="2.2762">
            <text:p>2.276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568">
            <text:p>1.1568</text:p>
          </table:table-cell>
          <table:table-cell office:value-type="float" office:value="3.4157">
            <text:p>3.4157</text:p>
          </table:table-cell>
          <table:table-cell office:value-type="float" office:value="3.1582">
            <text:p>3.158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2924">
            <text:p>6.2924</text:p>
          </table:table-cell>
          <table:table-cell office:value-type="float" office:value="5.6982">
            <text:p>5.6982</text:p>
          </table:table-cell>
          <table:table-cell office:value-type="float" office:value="1.7993">
            <text:p>1.799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7966">
            <text:p>7.7966</text:p>
          </table:table-cell>
          <table:table-cell office:value-type="float" office:value="9.0934">
            <text:p>9.0934</text:p>
          </table:table-cell>
          <table:table-cell office:value-type="float" office:value="4.74">
            <text:p>4.7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9317">
            <text:p>6.9317</text:p>
          </table:table-cell>
          <table:table-cell office:value-type="float" office:value="0.3515">
            <text:p>0.3515</text:p>
          </table:table-cell>
          <table:table-cell office:value-type="float" office:value="2.1307">
            <text:p>2.13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598">
            <text:p>0.598</text:p>
          </table:table-cell>
          <table:table-cell office:value-type="float" office:value="7.6622">
            <text:p>7.6622</text:p>
          </table:table-cell>
          <table:table-cell office:value-type="float" office:value="4.1601">
            <text:p>4.160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7293">
            <text:p>4.7293</text:p>
          </table:table-cell>
          <table:table-cell office:value-type="float" office:value="5.7091">
            <text:p>5.7091</text:p>
          </table:table-cell>
          <table:table-cell office:value-type="float" office:value="1.4682">
            <text:p>1.468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7134">
            <text:p>4.7134</text:p>
          </table:table-cell>
          <table:table-cell office:value-type="float" office:value="3.5004">
            <text:p>3.5004</text:p>
          </table:table-cell>
          <table:table-cell office:value-type="float" office:value="0.0702">
            <text:p>0.070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9035">
            <text:p>7.9035</text:p>
          </table:table-cell>
          <table:table-cell office:value-type="float" office:value="5.5324">
            <text:p>5.5324</text:p>
          </table:table-cell>
          <table:table-cell office:value-type="float" office:value="1.9912">
            <text:p>1.991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4549">
            <text:p>3.4549</text:p>
          </table:table-cell>
          <table:table-cell office:value-type="float" office:value="1.5513">
            <text:p>1.5513</text:p>
          </table:table-cell>
          <table:table-cell office:value-type="float" office:value="2.9788">
            <text:p>2.978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7.6365">
            <text:p>7.6365</text:p>
          </table:table-cell>
          <table:table-cell office:value-type="float" office:value="9.2353">
            <text:p>9.2353</text:p>
          </table:table-cell>
          <table:table-cell office:value-type="float" office:value="2.5659">
            <text:p>2.565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393">
            <text:p>9.0393</text:p>
          </table:table-cell>
          <table:table-cell office:value-type="float" office:value="2.8386">
            <text:p>2.8386</text:p>
          </table:table-cell>
          <table:table-cell office:value-type="float" office:value="5.2203">
            <text:p>5.220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9499">
            <text:p>6.9499</text:p>
          </table:table-cell>
          <table:table-cell office:value-type="float" office:value="2.428">
            <text:p>2.428</text:p>
          </table:table-cell>
          <table:table-cell office:value-type="float" office:value="0.6672">
            <text:p>0.667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6911">
            <text:p>8.6911</text:p>
          </table:table-cell>
          <table:table-cell office:value-type="float" office:value="2.0181">
            <text:p>2.0181</text:p>
          </table:table-cell>
          <table:table-cell office:value-type="float" office:value="1.3069">
            <text:p>1.306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.6393">
            <text:p>2.6393</text:p>
          </table:table-cell>
          <table:table-cell office:value-type="float" office:value="8.8459">
            <text:p>8.8459</text:p>
          </table:table-cell>
          <table:table-cell office:value-type="float" office:value="1.1174">
            <text:p>1.117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15">
            <text:p>6.115</text:p>
          </table:table-cell>
          <table:table-cell office:value-type="float" office:value="7.4555">
            <text:p>7.4555</text:p>
          </table:table-cell>
          <table:table-cell office:value-type="float" office:value="4.9348">
            <text:p>4.934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011">
            <text:p>9.0011</text:p>
          </table:table-cell>
          <table:table-cell office:value-type="float" office:value="8.3775">
            <text:p>8.3775</text:p>
          </table:table-cell>
          <table:table-cell office:value-type="float" office:value="2.7448">
            <text:p>2.744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4254">
            <text:p>0.4254</text:p>
          </table:table-cell>
          <table:table-cell office:value-type="float" office:value="3.6882">
            <text:p>3.6882</text:p>
          </table:table-cell>
          <table:table-cell office:value-type="float" office:value="5.3192">
            <text:p>5.319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5759">
            <text:p>4.5759</text:p>
          </table:table-cell>
          <table:table-cell office:value-type="float" office:value="1.382">
            <text:p>1.382</text:p>
          </table:table-cell>
          <table:table-cell office:value-type="float" office:value="1.9586">
            <text:p>1.958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0476">
            <text:p>2.0476</text:p>
          </table:table-cell>
          <table:table-cell office:value-type="float" office:value="0.8262">
            <text:p>0.8262</text:p>
          </table:table-cell>
          <table:table-cell office:value-type="float" office:value="1.2226">
            <text:p>1.222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0.2855">
            <text:p>0.2855</text:p>
          </table:table-cell>
          <table:table-cell office:value-type="float" office:value="4.3718">
            <text:p>4.3718</text:p>
          </table:table-cell>
          <table:table-cell office:value-type="float" office:value="2.0205">
            <text:p>2.020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582">
            <text:p>6.1582</text:p>
          </table:table-cell>
          <table:table-cell office:value-type="float" office:value="9.4948">
            <text:p>9.4948</text:p>
          </table:table-cell>
          <table:table-cell office:value-type="float" office:value="0.7056">
            <text:p>0.705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0.3182">
            <text:p>0.3182</text:p>
          </table:table-cell>
          <table:table-cell office:value-type="float" office:value="8.9584">
            <text:p>8.9584</text:p>
          </table:table-cell>
          <table:table-cell office:value-type="float" office:value="2.2914">
            <text:p>2.291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5093">
            <text:p>3.5093</text:p>
          </table:table-cell>
          <table:table-cell office:value-type="float" office:value="6.2045">
            <text:p>6.2045</text:p>
          </table:table-cell>
          <table:table-cell office:value-type="float" office:value="2.4357">
            <text:p>2.435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4849">
            <text:p>1.4849</text:p>
          </table:table-cell>
          <table:table-cell office:value-type="float" office:value="9.8565">
            <text:p>9.8565</text:p>
          </table:table-cell>
          <table:table-cell office:value-type="float" office:value="1.6367">
            <text:p>1.636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2785">
            <text:p>5.2785</text:p>
          </table:table-cell>
          <table:table-cell office:value-type="float" office:value="0.5306">
            <text:p>0.5306</text:p>
          </table:table-cell>
          <table:table-cell office:value-type="float" office:value="1.7922">
            <text:p>1.792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339">
            <text:p>7.339</text:p>
          </table:table-cell>
          <table:table-cell office:value-type="float" office:value="3.4146">
            <text:p>3.4146</text:p>
          </table:table-cell>
          <table:table-cell office:value-type="float" office:value="4.0757">
            <text:p>4.075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9641">
            <text:p>6.9641</text:p>
          </table:table-cell>
          <table:table-cell office:value-type="float" office:value="5.5412">
            <text:p>5.5412</text:p>
          </table:table-cell>
          <table:table-cell office:value-type="float" office:value="3.7854">
            <text:p>3.785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3141">
            <text:p>8.3141</text:p>
          </table:table-cell>
          <table:table-cell office:value-type="float" office:value="3.0966">
            <text:p>3.0966</text:p>
          </table:table-cell>
          <table:table-cell office:value-type="float" office:value="0.0643">
            <text:p>0.064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0025">
            <text:p>5.0025</text:p>
          </table:table-cell>
          <table:table-cell office:value-type="float" office:value="5.7376">
            <text:p>5.7376</text:p>
          </table:table-cell>
          <table:table-cell office:value-type="float" office:value="0.6459">
            <text:p>0.645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7.955">
            <text:p>7.955</text:p>
          </table:table-cell>
          <table:table-cell office:value-type="float" office:value="4.7127">
            <text:p>4.7127</text:p>
          </table:table-cell>
          <table:table-cell office:value-type="float" office:value="3.397">
            <text:p>3.39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308">
            <text:p>0.1308</text:p>
          </table:table-cell>
          <table:table-cell office:value-type="float" office:value="4.7647">
            <text:p>4.7647</text:p>
          </table:table-cell>
          <table:table-cell office:value-type="float" office:value="1.5315">
            <text:p>1.531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1.8788">
            <text:p>1.8788</text:p>
          </table:table-cell>
          <table:table-cell office:value-type="float" office:value="3.3879">
            <text:p>3.3879</text:p>
          </table:table-cell>
          <table:table-cell office:value-type="float" office:value="0.2169">
            <text:p>0.2169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.3466">
            <text:p>2.3466</text:p>
          </table:table-cell>
          <table:table-cell office:value-type="float" office:value="2.5488">
            <text:p>2.5488</text:p>
          </table:table-cell>
          <table:table-cell office:value-type="float" office:value="2.5753">
            <text:p>2.5753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434">
            <text:p>10.434</text:p>
          </table:table-cell>
          <table:table-cell office:value-type="float" office:value="1.1554">
            <text:p>1.1554</text:p>
          </table:table-cell>
          <table:table-cell office:value-type="float" office:value="1.3781">
            <text:p>1.3781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2826">
            <text:p>3.2826</text:p>
          </table:table-cell>
          <table:table-cell office:value-type="float" office:value="7.8805">
            <text:p>7.8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4.2266">
            <text:p>4.2266</text:p>
          </table:table-cell>
          <table:table-cell office:value-type="float" office:value="4.3993">
            <text:p>4.3993</text:p>
          </table:table-cell>
          <table:table-cell office:value-type="float" office:value="0.6529">
            <text:p>0.6529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6.2477">
            <text:p>6.2477</text:p>
          </table:table-cell>
          <table:table-cell office:value-type="float" office:value="2.791">
            <text:p>2.791</text:p>
          </table:table-cell>
          <table:table-cell office:value-type="float" office:value="3.0837">
            <text:p>3.0837</text:p>
          </table:table-cell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 style:data-style-name="N2" text:time-value="0000-00-00T15:08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5:08:15</meta:creation-date>
    <meta:editing-duration>PT2H21M25S</meta:editing-duration>
    <meta:editing-cycles>2</meta:editing-cycles>
    <meta:generator>LibreOffice/4.0.2.2$Linux_X86_64 LibreOffice_project/400m0$Build-2</meta:generator>
    <meta:initial-creator>jason </meta:initial-creator>
    <dc:date>2013-08-01T18:15:16</dc:date>
    <dc:creator>jason </dc:creator>
    <meta:document-statistic meta:table-count="2" meta:cell-count="695" meta:object-count="0"/>
  </office:meta>
</office:document-meta>
</file>